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"...Haa... Haa..."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/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/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a girl from class... Harukaze Tama, if I'm
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/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ee... I hope everyone's alrigh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"Uh... haa... haa..."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/>
          <table:table-cell table:style-name="ce0" office:value-type="string">
            <text:p>Mother
"My little one caught a cold that's been going
around, she started to get feverish"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/>
          <table:table-cell table:style-name="ce0" office:value-type="string">
            <text:p>Mother
"It's the sort of cold that any adult could sleep
off, but not a child as young as mine. If her
temperature doesn't go down..."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pparently, all the doctors around here are busy
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/>
          <table:table-cell table:style-name="ce0" office:value-type="string">
            <text:p>Mother
"There isn't any fever medicine left to buy,
either. The whole town has stocked up on it..."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/>
          <table:table-cell table:style-name="ce0" office:value-type="string">
            <text:p>Mother
"If only... we had a 'Mediseed', then..."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/>
          <table:table-cell table:style-name="ce0" office:value-type="string">
            <text:p>Mother
"It's the seed of a plant which can bring down
temperatures in a flash."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/>
          <table:table-cell table:style-name="ce0" office:value-type="string">
            <text:p>Mother
"It makes an effective fever medicine if you
take it infused in a drink"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/>
          <table:table-cell table:style-name="ce0" office:value-type="string">
            <text:p>Mother
"The plant only grows where the light doesn't
reach, so the closest place would probably be
Daav cavern, north of here..."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/>
          <table:table-cell table:style-name="ce0" office:value-type="string">
            <text:p>Mother
"Eh? You're going?"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/>
          <table:table-cell table:style-name="ce0" office:value-type="string">
            <text:p>Mother
"You can't do that! Caves are monster breeding
grounds! It's too dangerous"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/>
          <table:table-cell table:style-name="ce0" office:value-type="string">
            <text:p>Mother
"B-but..."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/>
          <table:table-cell table:style-name="ce0" office:value-type="string">
            <text:p>Mother
"My...! Is that true?"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/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/>
          <table:table-cell table:style-name="ce0" office:value-type="string">
            <text:p>Mother
"Th-thank you so much. I'll be waiting for your
return...!"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"Daav cavern is to the north of town."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"From what I remember, you can reach it using
the road to the west of here."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"Please bring me a 'Mediseed'. I'm counting
on you."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5T11:05:44+02:00</meta:creation-date>
    <dc:date>2019-10-05T11:05:4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